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99pt groove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in"/>
    </style:style>
    <style:style style:name="ce8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groove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in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9"/>
        <table:table-column table:style-name="co2" table:number-columns-repeated="3" table:default-cell-style-name="ce3"/>
        <table:table-column table:style-name="co2" table:default-cell-style-name="ce15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lgorithm</text:p>
          </table:table-cell>
          <table:covered-table-cell table:style-name="ce8"/>
          <table:table-cell table:style-name="ce12" office:value-type="string" calcext:value-type="string">
            <text:p>Random</text:p>
          </table:table-cell>
          <table:table-cell table:style-name="ce12" office:value-type="string" calcext:value-type="string">
            <text:p>Pledge</text:p>
          </table:table-cell>
          <table:table-cell table:style-name="ce12" office:value-type="string" calcext:value-type="string">
            <text:p>A*</text:p>
          </table:table-cell>
          <table:table-cell table:style-name="ce14"/>
          <table:table-cell table:style-name="ce12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Mean iterations per run</text:p>
          </table:table-cell>
          <table:table-cell office:value-type="float" office:value="1" calcext:value-type="float">
            <text:p>1</text:p>
          </table:table-cell>
          <table:table-cell office:value-type="float" office:value="2853.6" calcext:value-type="float">
            <text:p>2853.6</text:p>
          </table:table-cell>
          <table:table-cell office:value-type="float" office:value="1887.7" calcext:value-type="float">
            <text:p>1887.7</text:p>
          </table:table-cell>
          <table:table-cell office:value-type="float" office:value="751.07" calcext:value-type="float">
            <text:p>751.0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607.3" calcext:value-type="float">
            <text:p>2607.3</text:p>
          </table:table-cell>
          <table:table-cell office:value-type="float" office:value="2191.6" calcext:value-type="float">
            <text:p>2191.6</text:p>
          </table:table-cell>
          <table:table-cell office:value-type="float" office:value="623.77" calcext:value-type="float">
            <text:p>623.7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235.1" calcext:value-type="float">
            <text:p>2235.1</text:p>
          </table:table-cell>
          <table:table-cell office:value-type="float" office:value="1140.4" calcext:value-type="float">
            <text:p>1140.4</text:p>
          </table:table-cell>
          <table:table-cell office:value-type="float" office:value="813.63" calcext:value-type="float">
            <text:p>813.63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4" office:value-type="float" office:value="2346.1" calcext:value-type="float">
            <text:p>2346.1</text:p>
          </table:table-cell>
          <table:table-cell table:style-name="ce4" office:value-type="float" office:value="1502.3" calcext:value-type="float">
            <text:p>1502.3</text:p>
          </table:table-cell>
          <table:table-cell table:style-name="ce4" office:value-type="float" office:value="660.71" calcext:value-type="float">
            <text:p>660.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Success rate per run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38.2" calcext:value-type="float">
            <text:p>38.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29.8" calcext:value-type="float">
            <text:p>29.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Mean iterations</text:p>
          </table:table-cell>
          <table:covered-table-cell table:style-name="ce10"/>
          <table:table-cell table:style-name="ce13" table:formula="of:=SUM([.C2:.C5])/4" office:value-type="float" office:value="2510.525" calcext:value-type="float">
            <text:p>2510.525</text:p>
          </table:table-cell>
          <table:table-cell table:style-name="ce13" table:formula="of:=SUM([.D2:.D5])/4" office:value-type="float" office:value="1680.5" calcext:value-type="float">
            <text:p>1680.5</text:p>
          </table:table-cell>
          <table:table-cell table:style-name="ce4" office:value-type="float" office:value="712.295" calcext:value-type="float">
            <text:p>712.29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ean success rate</text:p>
          </table:table-cell>
          <table:covered-table-cell/>
          <table:table-cell table:style-name="ce13" table:formula="of:=SUM([.C6:.C9])/4" office:value-type="float" office:value="6.625" calcext:value-type="float">
            <text:p>6.625</text:p>
          </table:table-cell>
          <table:table-cell table:style-name="ce13" table:formula="of:=SUM([.D6:.D9])/4" office:value-type="float" office:value="31.5" calcext:value-type="float">
            <text:p>31.5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1"/>
          <table:table-cell table:style-name="ce7" table:number-columns-repeated="3"/>
          <table:table-cell table:style-name="ce16"/>
          <table:table-cell table:style-name="ce7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54:47.09075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3:20:14.611056031</meta:creation-date>
    <meta:generator>LibreOffice/4.2.8.2$Linux_X86_64 LibreOffice_project/420m0$Build-2</meta:generator>
    <dc:date>2016-06-15T14:10:16.438566437</dc:date>
    <meta:editing-duration>PT12M48S</meta:editing-duration>
    <meta:editing-cycles>4</meta:editing-cycles>
    <meta:document-statistic meta:table-count="1" meta:cell-count="46" meta:object-count="0"/>
  </office:meta>
</office:document-meta>
</file>